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f678" officeooo:paragraph-rsid="001af678"/>
    </style:style>
    <style:style style:name="P2" style:family="paragraph" style:parent-style-name="Standard">
      <style:text-properties fo:font-weight="bold" officeooo:rsid="001af678" officeooo:paragraph-rsid="001af678" style:font-weight-asian="bold" style:font-weight-complex="bold"/>
    </style:style>
    <style:style style:name="P3" style:family="paragraph" style:parent-style-name="Standard">
      <style:text-properties fo:font-weight="bold" officeooo:rsid="001af678" officeooo:paragraph-rsid="00226d3e" style:font-weight-asian="bold" style:font-weight-complex="bold"/>
    </style:style>
    <style:style style:name="P4" style:family="paragraph" style:parent-style-name="Standard">
      <style:text-properties fo:font-weight="bold" officeooo:rsid="002b5c38" officeooo:paragraph-rsid="002b5c38" style:font-weight-asian="bold" style:font-weight-complex="bold"/>
    </style:style>
    <style:style style:name="P5" style:family="paragraph" style:parent-style-name="Standard">
      <style:text-properties fo:font-weight="normal" officeooo:rsid="002b5c38" officeooo:paragraph-rsid="002b5c38" style:font-weight-asian="normal" style:font-weight-complex="normal"/>
    </style:style>
    <style:style style:name="P6" style:family="paragraph" style:parent-style-name="Standard">
      <style:text-properties fo:font-weight="normal" officeooo:rsid="002d09a2" officeooo:paragraph-rsid="002d09a2" style:font-weight-asian="normal" style:font-weight-complex="normal"/>
    </style:style>
    <style:style style:name="P7" style:family="paragraph" style:parent-style-name="Standard">
      <style:text-properties fo:font-weight="normal" officeooo:rsid="002d09a2" officeooo:paragraph-rsid="00305df0" style:font-weight-asian="normal" style:font-weight-complex="normal"/>
    </style:style>
    <style:style style:name="P8" style:family="paragraph" style:parent-style-name="Standard">
      <style:text-properties fo:font-weight="normal" officeooo:rsid="002d3e5f" officeooo:paragraph-rsid="002d3e5f" style:font-weight-asian="normal" style:font-weight-complex="normal"/>
    </style:style>
    <style:style style:name="P9" style:family="paragraph" style:parent-style-name="Standard">
      <style:text-properties fo:font-weight="normal" officeooo:rsid="002e3e39" officeooo:paragraph-rsid="002e3e39" style:font-weight-asian="normal" style:font-weight-complex="normal"/>
    </style:style>
    <style:style style:name="P10" style:family="paragraph" style:parent-style-name="Standard">
      <style:text-properties fo:font-weight="normal" officeooo:rsid="00305df0" officeooo:paragraph-rsid="00305df0" style:font-weight-asian="normal" style:font-weight-complex="normal"/>
    </style:style>
    <style:style style:name="P11" style:family="paragraph" style:parent-style-name="Standard">
      <style:text-properties fo:font-weight="bold" officeooo:rsid="001af678" officeooo:paragraph-rsid="001af678" style:font-weight-asian="bold" style:font-weight-complex="bold"/>
    </style:style>
    <style:style style:name="P12" style:family="paragraph" style:parent-style-name="Standard">
      <style:text-properties fo:font-weight="normal" officeooo:rsid="0032735d" officeooo:paragraph-rsid="0032735d" style:font-weight-asian="normal" style:font-weight-complex="normal"/>
    </style:style>
    <style:style style:name="T1" style:family="text">
      <style:text-properties officeooo:rsid="002ee236"/>
    </style:style>
    <style:style style:name="T2" style:family="text">
      <style:text-properties officeooo:rsid="00305df0"/>
    </style:style>
    <style:style style:name="T3" style:family="text">
      <style:text-properties officeooo:rsid="00312b39"/>
    </style:style>
    <style:style style:name="T4" style:family="text">
      <style:text-properties officeooo:rsid="0032735d"/>
    </style:style>
    <style:style style:name="T5" style:family="text">
      <style:text-properties officeooo:rsid="002d09a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gbjørn Drøsshaug</text:p>
      <text:p text:style-name="P1">Individual Reflection Week <text:span text:style-name="T1">7</text:span></text:p>
      <text:p text:style-name="P1"/>
      <text:p text:style-name="P2">What do I want to learn or understand better?</text:p>
      <text:p text:style-name="P9">After a very good monday meeting where we got some valuable feedback on both our application of scrum, and also the product itself, we got a better understanding of how to proceed with the break down of user stories into tasks. If we had a next sprint, I would work on getting more into the concrete details of user stories and tasks estimations, and how we handle our velocity estimations as well since I still feel these areas are a little hit and miss. I do think that after our last sprint now, we are heading in a good direction, and if we had several more sprints like this, it would self-correct itself to a good place.</text:p>
      <text:p text:style-name="P5"/>
      <text:p text:style-name="P2">How can I help someone else, or the entire team, to learn something new?</text:p>
      <text:p text:style-name="P8">Since we have all been dealing with more or less separate parts of the code, I can help out now in the last sprint by assisting anyone that have to dig deeper into what I have contributed so far. I can also help out with discussions regarding the areas in which I have worked, such as gui, event handling and simulations. If we had a next sprint I would work more on getting up to speed on the areas the others have worked in, so I am not completely in the dark as to what is going on in other corners of the code base.</text:p>
      <text:p text:style-name="P4"/>
      <text:p text:style-name="P2">What is my contribution towards the team’s application of Scrum?</text:p>
      <text:p text:style-name="P6">After a very good meeting with our teachers we got some good feedback on our application of scrum. Which made us rethink the process a bit, and go into further detail when it comes to breaking down tasks. Since this is our last sprint, it feels good to end on this note where I feel we got a big step closer to applying the scrum process correctly. If we had a next sprint, I would keep going down the same path, and work more on the dividing of tasks and effort estimations. Since we have a better sprint planning, the other measurements we take follows nicely, such as KPI or velocity estimations based on the last sprints.</text:p>
      <text:p text:style-name="P3"/>
      <text:p text:style-name="P2">What is my contribution towards the team’s deliveries?</text:p>
      <text:p text:style-name="P12">This week I worked on implementing a simple colorblind mode and an options menu to toggle this mode.</text:p>
      <text:p text:style-name="P12"><text:span text:style-name="T5">Since we had a much improved sprint planning this sprint, we have had more concrete tasks which I feel has made all of us work better. </text:span>If <text:span text:style-name="T5">we had more sprints coming up, I would have kept being active in the </text:span>monday <text:span text:style-name="T5">planning meetings to get the sprint planned properly before we get going, so we have a thoroughly planned sprint without any ambiguity, or implied understanding in the group.</text:span></text:p>
      <text:p text:style-name="P7"/>
      <text:p text:style-name="P10">As a side note: It was an interesting perspective brought up by Håkan in the last lecture, where he pointed out the “group-swap” idea <text:span text:style-name="T3">for</text:span> tasks: hat if we were to swap someone out in our group, and replace them with someone else, they should be able to sit down and grab a task and understand what it is about, and what they have to do to finish it just by reading it – ideally without any further ques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20:18:23.534000000</meta:creation-date>
    <dc:date>2018-10-28T13:17:22.530000000</dc:date>
    <meta:editing-duration>PT1H17M4S</meta:editing-duration>
    <meta:editing-cycles>25</meta:editing-cycles>
    <meta:generator>LibreOffice/5.4.3.2$Windows_X86_64 LibreOffice_project/92a7159f7e4af62137622921e809f8546db437e5</meta:generator>
    <meta:document-statistic meta:table-count="0" meta:image-count="0" meta:object-count="0" meta:page-count="1" meta:paragraph-count="12" meta:word-count="552" meta:character-count="2947" meta:non-whitespace-character-count="2406"/>
  </office:meta>
</office:document-meta>
</file>